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5cm"/>
    </style:style>
    <style:style style:name="co2" style:family="table-column">
      <style:table-column-properties fo:break-before="auto" style:column-width="8.874cm"/>
    </style:style>
    <style:style style:name="co3" style:family="table-column">
      <style:table-column-properties fo:break-before="auto" style:column-width="14.1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office:value-type="string" calcext:value-type="string">
            <text:p>Beginning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office:value-type="string" calcext:value-type="string">
            <text:p>Fire Emblem Theme with intro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office:value-type="string" calcext:value-type="string">
            <text:p>Fire Emblem Theme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office:value-type="string" calcext:value-type="string">
            <text:p>Jugdral Chronology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office:value-type="string" calcext:value-type="string">
            <text:p>Stops the Music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style-name="ce2" office:value-type="string" calcext:value-type="string">
            <text:p>Virtuous Naga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style-name="ce2" office:value-type="string" calcext:value-type="string">
            <text:p>Circlet lock SF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style-name="ce2" office:value-type="string" calcext:value-type="string">
            <text:p>Plays another track(?) at lower volume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style-name="ce2" office:value-type="string" calcext:value-type="string">
            <text:p>Door Slam SF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style-name="ce2" office:value-type="string" calcext:value-type="string">
            <text:p>Lockpick SF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office:value-type="string" calcext:value-type="string">
            <text:p>Part 1 Map Melody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office:value-type="string" calcext:value-type="string">
            <text:p>Music Box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office:value-type="string" calcext:value-type="string">
            <text:p>Calling of Peace (full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office:value-type="string" calcext:value-type="string">
            <text:p>Ending Ballade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office:value-type="string" calcext:value-type="string">
            <text:p>The Continent Afterward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office:value-type="string" calcext:value-type="string">
            <text:p>Arena Cheer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office:value-type="string" calcext:value-type="string">
            <text:p>Prologue (Birth of the Holy Knight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office:value-type="string" calcext:value-type="string">
            <text:p>Chapter 6 (Light Inheritor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office:value-type="string" calcext:value-type="string">
            <text:p>Chapter 1 (Girl of the Spirit Forest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office:value-type="string" calcext:value-type="string">
            <text:p>Chapter 4 (Dance in the Skies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office:value-type="string" calcext:value-type="string">
            <text:p>Loptous Desintegrating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office:value-type="string" calcext:value-type="string">
            <text:p>Loptous Roaring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office:value-type="string" calcext:value-type="string">
            <text:p>Grannvale Army 2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office:value-type="string" calcext:value-type="string">
            <text:p>Chapter 7 (Crossing the Desert)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office:value-type="string" calcext:value-type="string">
            <text:p>Grannvale Army 1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office:value-type="string" calcext:value-type="string">
            <text:p>Towards the Light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office:value-type="string" calcext:value-type="string">
            <text:p>Chapter 10 (Light and Dark)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office:value-type="string" calcext:value-type="string">
            <text:p>Chapter 3 (Lion King Eltshan)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office:value-type="string" calcext:value-type="string">
            <text:p>Allied Army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office:value-type="string" calcext:value-type="string">
            <text:p>Chapter 8 (Dragon Knights of Thracia)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office:value-type="string" calcext:value-type="string">
            <text:p>Silesse Army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office:value-type="string" calcext:value-type="string">
            <text:p>Victory is Near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office:value-type="string" calcext:value-type="string">
            <text:p>Verdane Army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office:value-type="string" calcext:value-type="string">
            <text:p>Agustria Army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office:value-type="string" calcext:value-type="string">
            <text:p>Agustria Army (Pirates)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office:value-type="string" calcext:value-type="string">
            <text:p>Chapter 9 (For Whose Sake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office:value-type="string" calcext:value-type="string">
            <text:p>Aed Army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office:value-type="string" calcext:value-type="string">
            <text:p>Isaach Army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office:value-type="string" calcext:value-type="string">
            <text:p>Munster Army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office:value-type="string" calcext:value-type="string">
            <text:p>Thracia Arm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office:value-type="string" calcext:value-type="string">
            <text:p>Miletos Army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office:value-type="string" calcext:value-type="string">
            <text:p>Neutral Arm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office:value-type="string" calcext:value-type="string">
            <text:p>Chapter 5 (Doors of Destiny)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office:value-type="string" calcext:value-type="string">
            <text:p>Chapter 2 (Disturbance in Agustria)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office:value-type="string" calcext:value-type="string">
            <text:p>Final Chapter (The Final Holy War)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office:value-type="string" calcext:value-type="string">
            <text:p>Final Chapter (The Final Holy War) with intr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style-name="ce2" office:value-type="string" calcext:value-type="string">
            <text:p>Drums SFX (variable)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style-name="ce2" office:value-type="string" calcext:value-type="string">
            <text:p>Sad Evil Dragon Nois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style-name="ce2" office:value-type="string" calcext:value-type="string">
            <text:p>Ally Attack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office:value-type="string" calcext:value-type="string">
            <text:p>Enemy Attack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office:value-type="string" calcext:value-type="string">
            <text:p>Mid-boss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office:value-type="string" calcext:value-type="string">
            <text:p>Versus Arvis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office:value-type="string" calcext:value-type="string">
            <text:p>Versus Julius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office:value-type="string" calcext:value-type="string">
            <text:p>Fateful Showdown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office:value-type="string" calcext:value-type="string">
            <text:p>Supporting Dancer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office:value-type="string" calcext:value-type="string">
            <text:p>Fighting Dancer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style-name="ce2" office:value-type="string" calcext:value-type="string">
            <text:p>Level Up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style-name="ce2" office:value-type="string" calcext:value-type="string">
            <text:p>White Magic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style-name="ce2" office:value-type="string" calcext:value-type="string">
            <text:p>Arena Match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style-name="ce2" office:value-type="string" calcext:value-type="string">
            <text:p>Class Change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style-name="ce2" office:value-type="string" calcext:value-type="string">
            <text:p>Valkyrie Staff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style-name="ce2" office:value-type="string" calcext:value-type="string">
            <text:p>From Enemy to Frien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style-name="ce2" office:value-type="string" calcext:value-type="string">
            <text:p>Level Up (repeat)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style-name="ce2" office:value-type="string" calcext:value-type="string">
            <text:p>Level Up jingle only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style-name="ce2" office:value-type="string" calcext:value-type="string">
            <text:p>Ally Attack (repeat)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style-name="ce2" office:value-type="string" calcext:value-type="string">
            <text:p>Enemy Attack (repeat)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style-name="ce2" office:value-type="string" calcext:value-type="string">
            <text:p>Mid-boss (repeat)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style-name="ce2" office:value-type="string" calcext:value-type="string">
            <text:p>Versus Arvis (repeat)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style-name="ce2" office:value-type="string" calcext:value-type="string">
            <text:p>Versus Julius (repeat)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style-name="ce2" office:value-type="string" calcext:value-type="string">
            <text:p>Fateful Showdown (repeat)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style-name="ce2" office:value-type="string" calcext:value-type="string">
            <text:p>Supporting Dancer (repeat)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style-name="ce2" office:value-type="string" calcext:value-type="string">
            <text:p>Fighting Dancer (repeat)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style-name="ce2" office:value-type="string" calcext:value-type="string">
            <text:p>Level Up (repeat) (repeat)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office:value-type="string" calcext:value-type="string">
            <text:p>White Magic (repeat)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office:value-type="string" calcext:value-type="string">
            <text:p>Arena Entranc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style-name="ce2" office:value-type="string" calcext:value-type="string">
            <text:p>Ally Attack (repeat) (repeat)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office:value-type="string" calcext:value-type="string">
            <text:p>Class Chang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office:value-type="string" calcext:value-type="string">
            <text:p>Valkyrie Staff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office:value-type="string" calcext:value-type="string">
            <text:p>From Enemy to Friend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style-name="ce2" office:value-type="string" calcext:value-type="string">
            <text:p>Julius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office:value-type="string" calcext:value-type="string">
            <text:p>Speak of Legends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office:value-type="string" calcext:value-type="string">
            <text:p>Beloved One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office:value-type="string" calcext:value-type="string">
            <text:p>Thoughts Going Around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office:value-type="string" calcext:value-type="string">
            <text:p>Deirdre’s Them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office:value-type="string" calcext:value-type="string">
            <text:p>Agustria Palac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office:value-type="string" calcext:value-type="string">
            <text:p>Silesse Palac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office:value-type="string" calcext:value-type="string">
            <text:p>Thracia Castle Town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style-name="ce2" office:value-type="string" calcext:value-type="string">
            <text:p>Unused Castle Town(?) track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office:value-type="string" calcext:value-type="string">
            <text:p>Decision 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style-name="ce2" office:value-type="string" calcext:value-type="string">
            <text:p>Calling of Peace (no intro/birds)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office:value-type="string" calcext:value-type="string">
            <text:p>Lover 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office:value-type="string" calcext:value-type="string">
            <text:p>When the Rush Comes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style-name="ce2" office:value-type="string" calcext:value-type="string">
            <text:p>Time of Sadness 2 (loop)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office:value-type="string" calcext:value-type="string">
            <text:p>Glorious Grannvale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office:value-type="string" calcext:value-type="string">
            <text:p>Lover 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office:value-type="string" calcext:value-type="string">
            <text:p>Edain’s Them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office:value-type="string" calcext:value-type="string">
            <text:p>Flowing of Time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office:value-type="string" calcext:value-type="string">
            <text:p>Conversation 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office:value-type="string" calcext:value-type="string">
            <text:p>Enemy Message 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office:value-type="string" calcext:value-type="string">
            <text:p>Foolish Soldiers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office:value-type="string" calcext:value-type="string">
            <text:p>Lover 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office:value-type="string" calcext:value-type="string">
            <text:p>Crisis 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office:value-type="string" calcext:value-type="string">
            <text:p>Lover 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office:value-type="string" calcext:value-type="string">
            <text:p>A New Advance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office:value-type="string" calcext:value-type="string">
            <text:p>Decision 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office:value-type="string" calcext:value-type="string">
            <text:p>Time of Sadness 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office:value-type="string" calcext:value-type="string">
            <text:p>Crisis 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office:value-type="string" calcext:value-type="string">
            <text:p>Enemy Message 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office:value-type="string" calcext:value-type="string">
            <text:p>Grannvale Castle Town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office:value-type="string" calcext:value-type="string">
            <text:p>Agustria Castle Town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office:value-type="string" calcext:value-type="string">
            <text:p>Dew and Patty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office:value-type="string" calcext:value-type="string">
            <text:p>Munster Palace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office:value-type="string" calcext:value-type="string">
            <text:p>Miletos Castle Town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style-name="ce2" office:value-type="string" calcext:value-type="string">
            <text:p>Time of Sadness 2 (Game Over, no loop)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office:value-type="string" calcext:value-type="string">
            <text:p>Recruitment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office:value-type="string" calcext:value-type="string">
            <text:p>Emperor Arvis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office:value-type="string" calcext:value-type="string">
            <text:p>Conversation 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office:value-type="string" calcext:value-type="string">
            <text:p>Victory 1 (full)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office:value-type="string" calcext:value-type="string">
            <text:p>Victory 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office:value-type="string" calcext:value-type="string">
            <text:p>End of Despair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office:value-type="string" calcext:value-type="string">
            <text:p>Loptr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office:value-type="string" calcext:value-type="string">
            <text:p>Tine’s Theme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office:value-type="string" calcext:value-type="string">
            <text:p>Victory 1 (no intro)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office:value-type="string" calcext:value-type="string">
            <text:p>Victory 1 (intro only)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style-name="ce2" office:value-type="string" calcext:value-type="string">
            <text:p>Seliph’s Theme (ending, with Intro)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style-name="ce2"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29])" office:value-type="string" office:string-value="80" calcext:value-type="string">
            <text:p>80</text:p>
          </table:table-cell>
          <table:table-cell table:style-name="ce2"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0])" office:value-type="string" office:string-value="81" calcext:value-type="string">
            <text:p>81</text:p>
          </table:table-cell>
          <table:table-cell table:style-name="ce2" office:value-type="string" calcext:value-type="string">
            <text:p>Decision 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1])" office:value-type="string" office:string-value="82" calcext:value-type="string">
            <text:p>82</text:p>
          </table:table-cell>
          <table:table-cell table:style-name="ce2" office:value-type="string" calcext:value-type="string">
            <text:p>The Final Challenge ~ Advance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2])" office:value-type="string" office:string-value="83" calcext:value-type="string">
            <text:p>83</text:p>
          </table:table-cell>
          <table:table-cell table:style-name="ce2" office:value-type="string" calcext:value-type="string">
            <text:p>Julius (repeat)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3])" office:value-type="string" office:string-value="84" calcext:value-type="string">
            <text:p>84</text:p>
          </table:table-cell>
          <table:table-cell table:style-name="ce2" office:value-type="string" calcext:value-type="string">
            <text:p>Julia’s Theme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4])" office:value-type="string" office:string-value="85" calcext:value-type="string">
            <text:p>85</text:p>
          </table:table-cell>
          <table:table-cell table:style-name="ce2" office:value-type="string" calcext:value-type="string">
            <text:p>Enemy Message 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5])" office:value-type="string" office:string-value="86" calcext:value-type="string">
            <text:p>86</text:p>
          </table:table-cell>
          <table:table-cell table:style-name="ce2" office:value-type="string" calcext:value-type="string">
            <text:p>Lewyn Speaks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6])" office:value-type="string" office:string-value="87" calcext:value-type="string">
            <text:p>87</text:p>
          </table:table-cell>
          <table:table-cell table:style-name="ce2" office:value-type="string" calcext:value-type="string">
            <text:p>Seliph’s Them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7])" office:value-type="string" office:string-value="88" calcext:value-type="string">
            <text:p>88</text:p>
          </table:table-cell>
          <table:table-cell office:value-type="string" calcext:value-type="string">
            <text:p>Verdane Castle Town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8])" office:value-type="string" office:string-value="89" calcext:value-type="string">
            <text:p>89</text:p>
          </table:table-cell>
          <table:table-cell office:value-type="string" calcext:value-type="string">
            <text:p>Silesse Castle Town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39])" office:value-type="string" office:string-value="8A" calcext:value-type="string">
            <text:p>8A</text:p>
          </table:table-cell>
          <table:table-cell office:value-type="string" calcext:value-type="string">
            <text:p>Isaach Castle Town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0])" office:value-type="string" office:string-value="8B" calcext:value-type="string">
            <text:p>8B</text:p>
          </table:table-cell>
          <table:table-cell office:value-type="string" calcext:value-type="string">
            <text:p>Aed Castle Town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1])" office:value-type="string" office:string-value="8C" calcext:value-type="string">
            <text:p>8C</text:p>
          </table:table-cell>
          <table:table-cell office:value-type="string" calcext:value-type="string">
            <text:p>Munster Castle Town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2])" office:value-type="string" office:string-value="8D" calcext:value-type="string">
            <text:p>8D</text:p>
          </table:table-cell>
          <table:table-cell office:value-type="string" calcext:value-type="string">
            <text:p>Conspiracy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3])" office:value-type="string" office:string-value="8E" calcext:value-type="string">
            <text:p>8E</text:p>
          </table:table-cell>
          <table:table-cell office:value-type="string" calcext:value-type="string">
            <text:p>Golden Axe, Silver Axe~~ (water only)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4])" office:value-type="string" office:string-value="8F" calcext:value-type="string">
            <text:p>8F</text:p>
          </table:table-cell>
          <table:table-cell office:value-type="string" calcext:value-type="string">
            <text:p>Sploosh SFX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5])" office:value-type="string" office:string-value="90" calcext:value-type="string">
            <text:p>90</text:p>
          </table:table-cell>
          <table:table-cell office:value-type="string" calcext:value-type="string">
            <text:p>Golden Axe, Silver Axe~~ (full)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6])" office:value-type="string" office:string-value="91" calcext:value-type="string">
            <text:p>91</text:p>
          </table:table-cell>
          <table:table-cell office:value-type="string" calcext:value-type="string">
            <text:p>Isaach Palac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7])" office:value-type="string" office:string-value="92" calcext:value-type="string">
            <text:p>92</text:p>
          </table:table-cell>
          <table:table-cell office:value-type="string" calcext:value-type="string">
            <text:p>New Thracia Palac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8])" office:value-type="string" office:string-value="93" calcext:value-type="string">
            <text:p>93</text:p>
          </table:table-cell>
          <table:table-cell office:value-type="string" calcext:value-type="string">
            <text:p>Verdane Palace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49])" office:value-type="string" office:string-value="94" calcext:value-type="string">
            <text:p>94</text:p>
          </table:table-cell>
          <table:table-cell office:value-type="string" calcext:value-type="string">
            <text:p>Yngvi Palace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0])" office:value-type="string" office:string-value="95" calcext:value-type="string">
            <text:p>95</text:p>
          </table:table-cell>
          <table:table-cell office:value-type="string" calcext:value-type="string">
            <text:p>Friege Palace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1])" office:value-type="string" office:string-value="96" calcext:value-type="string">
            <text:p>96</text:p>
          </table:table-cell>
          <table:table-cell office:value-type="string" calcext:value-type="string">
            <text:p>Dozel Palace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2])" office:value-type="string" office:string-value="97" calcext:value-type="string">
            <text:p>97</text:p>
          </table:table-cell>
          <table:table-cell office:value-type="string" calcext:value-type="string">
            <text:p>Edda Palace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3])" office:value-type="string" office:string-value="98" calcext:value-type="string">
            <text:p>98</text:p>
          </table:table-cell>
          <table:table-cell office:value-type="string" calcext:value-type="string">
            <text:p>Velthomer Palace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4])" office:value-type="string" office:string-value="99" calcext:value-type="string">
            <text:p>99</text:p>
          </table:table-cell>
          <table:table-cell office:value-type="string" calcext:value-type="string">
            <text:p>Chalphy Palace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5])" office:value-type="string" office:string-value="9A" calcext:value-type="string">
            <text:p>9A</text:p>
          </table:table-cell>
          <table:table-cell office:value-type="string" calcext:value-type="string">
            <text:p>Wind Warrior Forseti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6])" office:value-type="string" office:string-value="9B" calcext:value-type="string">
            <text:p>9B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7])" office:value-type="string" office:string-value="9C" calcext:value-type="string">
            <text:p>9C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8])" office:value-type="string" office:string-value="9D" calcext:value-type="string">
            <text:p>9D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59])" office:value-type="string" office:string-value="9E" calcext:value-type="string">
            <text:p>9E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0])" office:value-type="string" office:string-value="9F" calcext:value-type="string">
            <text:p>9F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1])" office:value-type="string" office:string-value="A0" calcext:value-type="string">
            <text:p>A0</text:p>
          </table:table-cell>
          <table:table-cell office:value-type="string" calcext:value-type="string">
            <text:p>Prologue (N/A)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2])" office:value-type="string" office:string-value="A1" calcext:value-type="string">
            <text:p>A1</text:p>
          </table:table-cell>
          <table:table-cell office:value-type="string" calcext:value-type="string">
            <text:p>DEATH</text:p>
          </table:table-cell>
          <table:table-cell table:number-columns-repeated="4"/>
        </table:table-row>
        <table:table-row table:style-name="ro1" table:number-rows-repeated="10484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9:21:16.046000000</meta:creation-date>
    <dc:date>2025-05-06T02:46:13.656000000</dc:date>
    <meta:editing-duration>PT43M17S</meta:editing-duration>
    <meta:editing-cycles>8</meta:editing-cycles>
    <meta:generator>LibreOffice/24.8.6.2$Windows_X86_64 LibreOffice_project/6d98ba145e9a8a39fc57bcc76981d1fb1316c60c</meta:generator>
    <meta:document-statistic meta:table-count="1" meta:cell-count="485" meta:object-count="0"/>
  </office:meta>
</office:document-meta>
</file>